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  <style:style style:name="ce12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899.16</text:p>
          </table:table-cell>
          <table:table-cell table:number-columns-repeated="2"/>
          <table:table-cell office:value-type="string" calcext:value-type="string">
            <text:p>9890.76</text:p>
          </table:table-cell>
          <table:table-cell table:number-columns-repeated="10"/>
          <table:table-cell office:value-type="string" calcext:value-type="string">
            <text:p>10890.76-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77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11655.9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9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9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36.04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012.72.</text:p>
          </table:table-cell>
          <table:table-cell table:number-columns-repeated="2"/>
          <table:table-cell office:value-type="string" calcext:value-type="string">
            <text:p>1417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.00.0000</text:date>, <text:time style:data-style-name="N2" text:time-value="15:20:10.5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13T15:54:18.555000000</dc:date>
    <meta:editing-duration>P1DT18H38M45S</meta:editing-duration>
    <meta:editing-cycles>886</meta:editing-cycles>
    <meta:document-statistic meta:table-count="1" meta:cell-count="936" meta:object-count="0"/>
  </office:meta>
</office:document-meta>
</file>